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9.99mm" svg:height="89.99mm" svg:x="17.91mm" svg:y="85.8mm">
            <draw:object draw:notify-on-update-of-ranges="List1.C11:List1.H11 List1.B12:List1.B12 List1.B12:List1.H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2.57mm" svg:y="230.3mm">
            <draw:object draw:notify-on-update-of-ranges="List1.C46:List1.H46 List1.B46:List1.B46 List1.C47:List1.H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2" calcext:value-type="float">
            <text:p>0,02</text:p>
          </table:table-cell>
          <table:table-cell office:value-type="float" office:value="0.417" calcext:value-type="float">
            <text:p>0,417</text:p>
          </table:table-cell>
          <table:table-cell office:value-type="float" office:value="16.81" calcext:value-type="float">
            <text:p>16,81</text:p>
          </table:table-cell>
          <table:table-cell table:formula="of:=10*60+17.85" office:value-type="float" office:value="617.85" calcext:value-type="float">
            <text:p>617,85</text:p>
          </table:table-cell>
          <table:table-cell table:formula="of:=44*60+9.076" office:value-type="float" office:value="2649.076" calcext:value-type="float">
            <text:p>2649,076</text:p>
          </table:table-cell>
          <table:table-cell table:formula="of:=378*60+9.811" office:value-type="float" office:value="22689.811" calcext:value-type="float">
            <text:p>22689,811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8]/50*1000" office:value-type="float" office:value="0.4" calcext:value-type="float">
            <text:p>0,4</text:p>
          </table:table-cell>
          <table:table-cell table:formula="of:=[.D8]/50*1000" office:value-type="float" office:value="8.34" calcext:value-type="float">
            <text:p>8,34</text:p>
          </table:table-cell>
          <table:table-cell table:formula="of:=[.E8]/50*1000" office:value-type="float" office:value="336.2" calcext:value-type="float">
            <text:p>336,2</text:p>
          </table:table-cell>
          <table:table-cell table:formula="of:=[.F8]/50*1000" office:value-type="float" office:value="12357" calcext:value-type="float">
            <text:p>12357</text:p>
          </table:table-cell>
          <table:table-cell table:formula="of:=[.G8]/50*1000" office:value-type="float" office:value="52981.52" calcext:value-type="float">
            <text:p>52981,52</text:p>
          </table:table-cell>
          <table:table-cell table:formula="of:=[.H8]/50*1000" office:value-type="float" office:value="453796.22" calcext:value-type="float">
            <text:p>453796,22</text:p>
          </table:table-cell>
          <table:table-cell table:number-columns-repeated="8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 table:number-columns-repeated="13"/>
          <table:table-cell table:formula="of:=10*60+17.85" office:value-type="float" office:value="617.85" calcext:value-type="float">
            <text:p>617,85</text:p>
          </table:table-cell>
          <table:table-cell table:formula="of:=44*60+9.076" office:value-type="float" office:value="2649.076" calcext:value-type="float">
            <text:p>2649,076</text:p>
          </table:table-cell>
          <table:table-cell table:formula="of:=378*60+9.811" office:value-type="float" office:value="22689.811" calcext:value-type="float">
            <text:p>22689,811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17" calcext:value-type="float">
            <text:p>0,017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43]/50*1000" office:value-type="float" office:value="0.06" calcext:value-type="float">
            <text:p>0,06</text:p>
          </table:table-cell>
          <table:table-cell table:formula="of:=[.D43]/50*1000" office:value-type="float" office:value="0.2" calcext:value-type="float">
            <text:p>0,2</text:p>
          </table:table-cell>
          <table:table-cell table:formula="of:=[.E43]/50*1000" office:value-type="float" office:value="0.34" calcext:value-type="float">
            <text:p>0,34</text:p>
          </table:table-cell>
          <table:table-cell table:formula="of:=[.F43]/50*1000" office:value-type="float" office:value="0.34" calcext:value-type="float">
            <text:p>0,34</text:p>
          </table:table-cell>
          <table:table-cell table:formula="of:=[.G43]/50*1000" office:value-type="float" office:value="0.36" calcext:value-type="float">
            <text:p>0,36</text:p>
          </table:table-cell>
          <table:table-cell table:formula="of:=[.H43]/50*1000" office:value-type="float" office:value="0.34" calcext:value-type="float">
            <text:p>0,34</text:p>
          </table:table-cell>
          <table:table-cell table:number-columns-repeated="8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lativni chyba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 ε = ( C(OPT)-C(APX) ) / C(OPT)</text:p>
          </table:table-cell>
          <table:table-cell/>
          <table:table-cell office:value-type="string" calcext:value-type="string">
            <text:p>cena optima</text:p>
          </table:table-cell>
          <table:table-cell office:value-type="string" calcext:value-type="string">
            <text:p>cena heurestiky</text:p>
          </table:table-cell>
          <table:table-cell office:value-type="string" calcext:value-type="string">
            <text:p>rel chyba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kde C(OPT) je cena optim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([.D76]-[.E76])/[.D76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a C(APX) je cena přibližného řešení</text:p>
          </table:table-cell>
          <table:table-cell table:number-columns-repeated="3"/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2:25:56.253371960</meta:creation-date>
    <dc:date>2015-10-20T13:50:31.155934360</dc:date>
    <meta:editing-duration>PT53M4S</meta:editing-duration>
    <meta:editing-cycles>10</meta:editing-cycles>
    <meta:generator>LibreOffice/4.4.5.2$Linux_X86_64 LibreOffice_project/40m0$Build-2</meta:generator>
    <meta:document-statistic meta:table-count="1" meta:cell-count="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ist1.B46:List1.H46 List1.C47:List1.H47" chart:data-source-has-labels="both" svg:x="1.331cm" svg:y="0.18cm" svg:width="14.349cm" svg:height="7.659cm">
          <chartooo:coordinate-region svg:x="2.243cm" svg:y="0.379cm" svg:width="13.251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C46:List1.H46"/>
          </chart:axis>
          <chart:axis chart:dimension="y" chart:name="primary-y" chart:style-name="ch5">
            <chart:title svg:x="0.451cm" svg:y="4.648cm" chart:style-name="ch6">
              <text:p>čas [ms]</text:p>
            </chart:title>
            <chart:grid chart:style-name="ch7" chart:class="major"/>
          </chart:axis>
          <chart:series chart:style-name="ch8" chart:values-cell-range-address="List1.C47:List1.H47" chart:label-cell-address="List1.B46:List1.B4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46:List1.H4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List1.B46:List1.B46</svg:desc>
                </draw:g>
              </table:table-cell>
              <table:table-cell office:value-type="float" office:value="0.06">
                <text:p>0.06</text:p>
                <draw:g>
                  <svg:desc>List1.C47:List1.H47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ist1.B11:List1.H12" chart:data-source-has-labels="both" svg:x="1.331cm" svg:y="0.18cm" svg:width="14.349cm" svg:height="7.659cm">
          <chartooo:coordinate-region svg:x="2.693cm" svg:y="0.379cm" svg:width="12.987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C11:List1.H11"/>
          </chart:axis>
          <chart:axis chart:dimension="y" chart:name="primary-y" chart:style-name="ch5">
            <chart:title svg:x="0.451cm" svg:y="4.648cm" chart:style-name="ch6">
              <text:p>čas [ms]</text:p>
            </chart:title>
            <chart:grid chart:style-name="ch7" chart:class="major"/>
          </chart:axis>
          <chart:series chart:style-name="ch8" chart:values-cell-range-address="List1.B12:List1.H12" chart:label-cell-address="List1.B12:List1.B1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11:List1.H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čas za 1, v ms</text:p>
                <draw:g>
                  <svg:desc>List1.B12:List1.B12</svg:desc>
                </draw:g>
              </table:table-cell>
              <table:table-cell office:value-type="float" office:value="NaN">
                <text:p>NaN</text:p>
                <draw:g>
                  <svg:desc>List1.B12:List1.H12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8.34">
                <text:p>8.34</text:p>
              </table:table-cell>
              <table:table-cell office:value-type="float" office:value="336.2">
                <text:p>336.2</text:p>
              </table:table-cell>
              <table:table-cell office:value-type="float" office:value="12357">
                <text:p>12357</text:p>
              </table:table-cell>
              <table:table-cell office:value-type="float" office:value="52981.52">
                <text:p>52981.52</text:p>
              </table:table-cell>
              <table:table-cell office:value-type="float" office:value="453796.22">
                <text:p>453796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